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1FDB8F9E926BC72ACEB.png" manifest:media-type="image/png"/>
  <manifest:file-entry manifest:full-path="Pictures/10000201000000DB000001BCE6EF6AFB3D2260A3.png" manifest:media-type="image/png"/>
  <manifest:file-entry manifest:full-path="Pictures/10000201000001340000018330877898735E6CFE.png" manifest:media-type="image/png"/>
  <manifest:file-entry manifest:full-path="Pictures/100002010000010E00000072EB5DC013A741699C.png" manifest:media-type="image/png"/>
  <manifest:file-entry manifest:full-path="Pictures/100002010000030F00000192F8F63F8F33C68C3B.png" manifest:media-type="image/png"/>
  <manifest:file-entry manifest:full-path="Pictures/1000020100000291000001A5074C862FADE3EB54.png" manifest:media-type="image/png"/>
  <manifest:file-entry manifest:full-path="Pictures/10000201000002880000019F8BEDB208A4EEA756.png" manifest:media-type="image/png"/>
  <manifest:file-entry manifest:full-path="Pictures/1000020100000112000000794CD651B736183859.png" manifest:media-type="image/png"/>
  <manifest:file-entry manifest:full-path="Pictures/10000201000003FC000001848A3FC13C13A2A5B4.png" manifest:media-type="image/png"/>
  <manifest:file-entry manifest:full-path="Pictures/10000201000001E9000000C9FF37BC844D5AE583.png" manifest:media-type="image/png"/>
  <manifest:file-entry manifest:full-path="Pictures/1000020100000139000000DD9139CB67036645F0.png" manifest:media-type="image/png"/>
  <manifest:file-entry manifest:full-path="Pictures/10000201000003720000019C753D73D3552BB9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09"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10"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11"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12"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13"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1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18" style:family="paragraph" style:parent-style-name="Standard">
      <style:paragraph-properties fo:margin-left="0cm" fo:margin-right="0cm" fo:text-align="start" style:justify-single-word="false" fo:text-indent="0cm" style:auto-text-indent="false"/>
    </style:style>
    <style:style style:name="P11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2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21"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22"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123"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124"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125"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26"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2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12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129"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13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13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13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133"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134"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13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136"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3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38"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139"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140"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141"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142"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48"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14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150"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151"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152"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153"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154"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155"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156"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157"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158"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159"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160"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16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16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officeooo:rsid="05f47641" style:font-size-asian="11pt" style:font-size-complex="11pt"/>
    </style:style>
    <style:style style:name="T45" style:family="text">
      <style:text-properties style:font-name="Georgia" fo:font-size="11pt" fo:language="es" fo:country="ES" style:text-underline-style="none" officeooo:rsid="00aa1d2c" style:font-size-asian="11pt" style:font-size-complex="11pt"/>
    </style:style>
    <style:style style:name="T46" style:family="text">
      <style:text-properties style:font-name="Georgia" fo:font-size="11pt" fo:language="es" fo:country="ES" style:text-underline-style="none" officeooo:rsid="001e775b" style:font-size-asian="11pt" style:font-size-complex="11pt"/>
    </style:style>
    <style:style style:name="T47" style:family="text">
      <style:text-properties style:font-name="Georgia" fo:font-size="11pt" fo:language="es" fo:country="ES" style:text-underline-style="none" officeooo:rsid="00a194f7" style:font-size-asian="11pt" style:font-size-complex="11pt"/>
    </style:style>
    <style:style style:name="T48" style:family="text">
      <style:text-properties style:font-name="Georgia" fo:font-size="11pt" fo:language="es" fo:country="ES" style:text-underline-style="none" officeooo:rsid="060c7e53" style:font-size-asian="11pt" style:font-size-complex="11pt"/>
    </style:style>
    <style:style style:name="T49" style:family="text">
      <style:text-properties style:font-name="Georgia" fo:font-size="11pt" fo:language="es" fo:country="ES" style:text-underline-style="none" officeooo:rsid="06434c93" style:font-size-asian="11pt" style:font-size-complex="11pt"/>
    </style:style>
    <style:style style:name="T50" style:family="text">
      <style:text-properties style:font-name="Georgia" fo:font-size="11pt" fo:language="es" fo:country="ES" style:text-underline-style="none" officeooo:rsid="060d6e2e" style:font-size-asian="11pt" style:font-size-complex="11pt"/>
    </style:style>
    <style:style style:name="T51" style:family="text">
      <style:text-properties style:font-name="Georgia" fo:font-size="11pt" fo:language="es" fo:country="ES" style:text-underline-style="none" officeooo:rsid="060e5cbf" style:font-size-asian="11pt" style:font-size-complex="11pt"/>
    </style:style>
    <style:style style:name="T52" style:family="text">
      <style:text-properties style:font-name="Georgia" fo:font-size="11pt" fo:language="es" fo:country="ES" officeooo:rsid="05fc0dbb" style:font-size-asian="11pt" style:font-size-complex="11pt"/>
    </style:style>
    <style:style style:name="T53" style:family="text">
      <style:text-properties style:font-name="Georgia" fo:font-size="11pt" fo:language="es" fo:country="ES" officeooo:rsid="0017f49c" style:font-size-asian="11pt" style:font-size-complex="11pt"/>
    </style:style>
    <style:style style:name="T54" style:family="text">
      <style:text-properties style:font-name="Georgia" fo:font-size="11pt" fo:language="es" fo:country="ES" officeooo:rsid="0a050302" style:font-size-asian="11pt" style:font-size-complex="11pt"/>
    </style:style>
    <style:style style:name="T55" style:family="text">
      <style:text-properties style:font-name="Georgia" fo:font-size="11pt" fo:language="es" fo:country="ES" officeooo:rsid="0963fe82" style:font-size-asian="11pt" style:font-size-complex="11pt"/>
    </style:style>
    <style:style style:name="T56" style:family="text">
      <style:text-properties style:font-name="Georgia" fo:font-size="11pt" fo:language="es" fo:country="ES" officeooo:rsid="06695957" style:font-size-asian="11pt" style:font-size-complex="11pt"/>
    </style:style>
    <style:style style:name="T57" style:family="text">
      <style:text-properties style:font-name="Georgia" fo:font-size="11pt" fo:language="es" fo:country="ES" officeooo:rsid="087f8b31" style:font-size-asian="11pt" style:font-size-complex="11pt"/>
    </style:style>
    <style:style style:name="T58" style:family="text">
      <style:text-properties style:font-name="Georgia" fo:font-size="11pt" fo:language="es" fo:country="ES" officeooo:rsid="00806ac8" style:font-size-asian="11pt" style:font-size-complex="11pt"/>
    </style:style>
    <style:style style:name="T59" style:family="text">
      <style:text-properties style:font-name="Georgia" fo:font-size="11pt" style:text-underline-style="none" style:font-size-asian="11pt" style:font-size-complex="11pt"/>
    </style:style>
    <style:style style:name="T60" style:family="text">
      <style:text-properties style:font-name="Georgia" fo:font-size="11pt" style:text-underline-style="none" officeooo:rsid="0a3c07b9" style:font-size-asian="11pt" style:font-size-complex="11pt"/>
    </style:style>
    <style:style style:name="T61" style:family="text">
      <style:text-properties officeooo:rsid="0033a1f9"/>
    </style:style>
    <style:style style:name="T62" style:family="text">
      <style:text-properties officeooo:rsid="00345298"/>
    </style:style>
    <style:style style:name="T63" style:family="text">
      <style:text-properties officeooo:rsid="0036e6d2"/>
    </style:style>
    <style:style style:name="T64" style:family="text">
      <style:text-properties officeooo:rsid="0a10220f"/>
    </style:style>
    <style:style style:name="T65" style:family="text">
      <style:text-properties officeooo:rsid="0a1b524e"/>
    </style:style>
    <style:style style:name="T66" style:family="text">
      <style:text-properties officeooo:rsid="0a18f20c"/>
    </style:style>
    <style:style style:name="T67" style:family="text">
      <style:text-properties officeooo:rsid="0a179799"/>
    </style:style>
    <style:style style:name="T68" style:family="text">
      <style:text-properties officeooo:rsid="005d0114"/>
    </style:style>
    <style:style style:name="T69" style:family="text">
      <style:text-properties officeooo:rsid="006f94c0"/>
    </style:style>
    <style:style style:name="T70" style:family="text">
      <style:text-properties officeooo:rsid="00769989"/>
    </style:style>
    <style:style style:name="T71" style:family="text">
      <style:text-properties officeooo:rsid="0a2f786d"/>
    </style:style>
    <style:style style:name="T72" style:family="text">
      <style:text-properties officeooo:rsid="007c40a9"/>
    </style:style>
    <style:style style:name="T73" style:family="text">
      <style:text-properties officeooo:rsid="009c5389"/>
    </style:style>
    <style:style style:name="T74" style:family="text">
      <style:text-properties officeooo:rsid="06040c8c"/>
    </style:style>
    <style:style style:name="T75" style:family="text">
      <style:text-properties officeooo:rsid="060e5cbf"/>
    </style:style>
    <style:style style:name="T76" style:family="text">
      <style:text-properties officeooo:rsid="060ffc6a"/>
    </style:style>
    <style:style style:name="T77" style:family="text">
      <style:text-properties style:text-underline-style="none"/>
    </style:style>
    <style:style style:name="T78" style:family="text">
      <style:text-properties style:text-underline-style="none" officeooo:rsid="001d790b"/>
    </style:style>
    <style:style style:name="T79" style:family="text">
      <style:text-properties fo:font-weight="normal" style:font-weight-asian="normal" style:font-weight-complex="normal"/>
    </style:style>
    <style:style style:name="T80" style:family="text">
      <style:text-properties fo:font-weight="normal" officeooo:rsid="06210356" style:font-weight-asian="normal" style:font-weight-complex="normal"/>
    </style:style>
    <style:style style:name="T81" style:family="text">
      <style:text-properties fo:font-weight="normal" officeooo:rsid="061d5403" style:font-weight-asian="normal" style:font-weight-complex="normal"/>
    </style:style>
    <style:style style:name="T82" style:family="text">
      <style:text-properties fo:font-weight="normal" officeooo:rsid="064d54ad" style:font-weight-asian="normal" style:font-weight-complex="normal"/>
    </style:style>
    <style:style style:name="T83" style:family="text">
      <style:text-properties fo:font-weight="normal" officeooo:rsid="0668a0ef" style:font-weight-asian="normal" style:font-weight-complex="normal"/>
    </style:style>
    <style:style style:name="T84" style:family="text">
      <style:text-properties officeooo:rsid="00806ac8"/>
    </style:style>
    <style:style style:name="T85" style:family="text">
      <style:text-properties officeooo:rsid="008a24a0"/>
    </style:style>
    <style:style style:name="T86" style:family="text">
      <style:text-properties officeooo:rsid="00ad410a"/>
    </style:style>
    <style:style style:name="T87" style:family="text">
      <style:text-properties officeooo:rsid="00ad43b8"/>
    </style:style>
    <style:style style:name="T88" style:family="text">
      <style:text-properties officeooo:rsid="00b70c92"/>
    </style:style>
    <style:style style:name="T89" style:family="text">
      <style:text-properties officeooo:rsid="00b7ab92"/>
    </style:style>
    <style:style style:name="T90" style:family="text">
      <style:text-properties officeooo:rsid="00bf222f"/>
    </style:style>
    <style:style style:name="T91" style:family="text">
      <style:text-properties officeooo:rsid="00c02b12"/>
    </style:style>
    <style:style style:name="T92" style:family="text">
      <style:text-properties officeooo:rsid="00c3c882"/>
    </style:style>
    <style:style style:name="T93" style:family="text">
      <style:text-properties officeooo:rsid="00c4b464"/>
    </style:style>
    <style:style style:name="T94" style:family="text">
      <style:text-properties officeooo:rsid="00c8fa82"/>
    </style:style>
    <style:style style:name="T95" style:family="text">
      <style:text-properties officeooo:rsid="00cd8c3b"/>
    </style:style>
    <style:style style:name="T96" style:family="text">
      <style:text-properties officeooo:rsid="00cdb567"/>
    </style:style>
    <style:style style:name="T97" style:family="text">
      <style:text-properties officeooo:rsid="00cffc2c"/>
    </style:style>
    <style:style style:name="T98" style:family="text">
      <style:text-properties fo:color="#000000" style:font-name="Monospace" fo:font-size="10pt" style:font-size-asian="10pt"/>
    </style:style>
    <style:style style:name="T99" style:family="text">
      <style:text-properties fo:color="#000000" style:font-name="Monospace" fo:font-size="10pt" fo:background-color="#d4d4d4" loext:char-shading-value="0" style:font-size-asian="10pt"/>
    </style:style>
    <style:style style:name="T100" style:family="text">
      <style:text-properties fo:color="#000000" style:font-name="Monospace" fo:font-size="10pt" fo:background-color="#e8f2fe" loext:char-shading-value="0" style:font-size-asian="10pt"/>
    </style:style>
    <style:style style:name="T101" style:family="text">
      <style:text-properties fo:color="#6a3e3e" style:font-name="Monospace" fo:font-size="10pt" style:font-size-asian="10pt"/>
    </style:style>
    <style:style style:name="T102" style:family="text">
      <style:text-properties fo:color="#7f0055" style:font-name="Monospace" fo:font-size="10pt" fo:font-weight="bold" style:font-size-asian="10pt" style:font-weight-asian="bold"/>
    </style:style>
    <style:style style:name="T103" style:family="text">
      <style:text-properties fo:color="#7f0055" style:font-name="Monospace" fo:font-size="10pt" fo:font-weight="bold" fo:background-color="#d4d4d4" loext:char-shading-value="0" style:font-size-asian="10pt" style:font-weight-asian="bold"/>
    </style:style>
    <style:style style:name="T104" style:family="text">
      <style:text-properties fo:color="#7f0055" style:font-name="Monospace" fo:font-size="10pt" fo:font-weight="bold" fo:background-color="#e8f2fe" loext:char-shading-value="0" style:font-size-asian="10pt" style:font-weight-asian="bold"/>
    </style:style>
    <style:style style:name="T105" style:family="text">
      <style:text-properties fo:color="#2a00ff" style:font-name="Monospace" fo:font-size="10pt" style:font-size-asian="10pt"/>
    </style:style>
    <style:style style:name="T106" style:family="text">
      <style:text-properties fo:color="#3f7f5f" style:font-name="Monospace" fo:font-size="10pt" style:font-size-asian="10pt"/>
    </style:style>
    <style:style style:name="T107" style:family="text">
      <style:text-properties fo:color="#3f7f5f" style:font-name="Monospace" fo:font-size="10pt" style:text-underline-style="solid" style:text-underline-width="auto" style:text-underline-color="font-color" style:font-size-asian="10pt"/>
    </style:style>
    <style:style style:name="T108" style:family="text">
      <style:text-properties fo:color="#7f9fbf" style:font-name="Monospace" fo:font-size="10pt" fo:font-weight="bold" style:font-size-asian="10pt" style:font-weight-asian="bold"/>
    </style:style>
    <style:style style:name="T109" style:family="text">
      <style:text-properties fo:color="#0000c0" style:font-name="Monospace" fo:font-size="10pt" style:font-size-asian="10pt"/>
    </style:style>
    <style:style style:name="T110" style:family="text">
      <style:text-properties fo:color="#0000c0" style:font-name="Monospace" fo:font-size="10pt" fo:font-style="italic" fo:font-weight="bold" style:font-size-asian="10pt" style:font-style-asian="italic" style:font-weight-asian="bold"/>
    </style:style>
    <style:style style:name="T111" style:family="text">
      <style:text-properties fo:color="#0000c0" style:font-name="Monospace" fo:font-size="10pt" fo:font-style="italic" fo:background-color="#e8f2fe" loext:char-shading-value="0" style:font-size-asian="10pt" style:font-style-asian="italic"/>
    </style:style>
    <style:style style:name="T112" style:family="text">
      <style:text-properties officeooo:rsid="00dc15b7"/>
    </style:style>
    <style:style style:name="T113" style:family="text">
      <style:text-properties officeooo:rsid="00e053d6"/>
    </style:style>
    <style:style style:name="T114" style:family="text">
      <style:text-properties officeooo:rsid="00e3ab7d"/>
    </style:style>
    <style:style style:name="T115" style:family="text">
      <style:text-properties officeooo:rsid="00e9f7e8"/>
    </style:style>
    <style:style style:name="T116" style:family="text">
      <style:text-properties officeooo:rsid="00eead95"/>
    </style:style>
    <style:style style:name="T117" style:family="text">
      <style:text-properties officeooo:rsid="00f08514"/>
    </style:style>
    <style:style style:name="T118" style:family="text">
      <style:text-properties officeooo:rsid="00f3b6fc"/>
    </style:style>
    <style:style style:name="T119" style:family="text">
      <style:text-properties officeooo:rsid="00f6a778"/>
    </style:style>
    <style:style style:name="T120" style:family="text">
      <style:text-properties officeooo:rsid="00f7ac12"/>
    </style:style>
    <style:style style:name="T121"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22" style:family="text">
      <style:text-properties officeooo:rsid="00f96e04"/>
    </style:style>
    <style:style style:name="T123" style:family="text">
      <style:text-properties officeooo:rsid="00f9c425"/>
    </style:style>
    <style:style style:name="T124" style:family="text">
      <style:text-properties officeooo:rsid="00ff681a"/>
    </style:style>
    <style:style style:name="T125" style:family="text">
      <style:text-properties officeooo:rsid="00ff8eff"/>
    </style:style>
    <style:style style:name="T126" style:family="text">
      <style:text-properties officeooo:rsid="010863c3"/>
    </style:style>
    <style:style style:name="T127" style:family="text">
      <style:text-properties fo:color="#ff0000" style:font-name="Monospace" fo:font-size="10pt" style:font-size-asian="10pt"/>
    </style:style>
    <style:style style:name="T128" style:family="text">
      <style:text-properties fo:color="#007aa6" style:font-name="Monospace" fo:font-size="10pt" style:text-underline-style="solid" style:text-underline-width="auto" style:text-underline-color="font-color" style:font-size-asian="10pt"/>
    </style:style>
    <style:style style:name="T129" style:family="text">
      <style:text-properties officeooo:rsid="010bfb1a"/>
    </style:style>
    <style:style style:name="T130" style:family="text">
      <style:text-properties officeooo:rsid="01109ecc"/>
    </style:style>
    <style:style style:name="T131" style:family="text">
      <style:text-properties officeooo:rsid="0114bf7c"/>
    </style:style>
    <style:style style:name="T132" style:family="text">
      <style:text-properties officeooo:rsid="0116b1e9"/>
    </style:style>
    <style:style style:name="T133" style:family="text">
      <style:text-properties officeooo:rsid="011a8188"/>
    </style:style>
    <style:style style:name="T134" style:family="text">
      <style:text-properties officeooo:rsid="011c3020"/>
    </style:style>
    <style:style style:name="T135" style:family="text">
      <style:text-properties officeooo:rsid="0124b93e"/>
    </style:style>
    <style:style style:name="T136" style:family="text">
      <style:text-properties officeooo:rsid="01265619"/>
    </style:style>
    <style:style style:name="T137" style:family="text">
      <style:text-properties officeooo:rsid="012669ea"/>
    </style:style>
    <style:style style:name="T138" style:family="text">
      <style:text-properties officeooo:rsid="0127ddc6"/>
    </style:style>
    <style:style style:name="T139" style:family="text">
      <style:text-properties officeooo:rsid="0129454e"/>
    </style:style>
    <style:style style:name="T140" style:family="text">
      <style:text-properties officeooo:rsid="0131924b"/>
    </style:style>
    <style:style style:name="T141" style:family="text">
      <style:text-properties officeooo:rsid="0132f2ca"/>
    </style:style>
    <style:style style:name="T142" style:family="text">
      <style:text-properties officeooo:rsid="0135ac7f"/>
    </style:style>
    <style:style style:name="T143" style:family="text">
      <style:text-properties officeooo:rsid="0137347d"/>
    </style:style>
    <style:style style:name="T144" style:family="text">
      <style:text-properties officeooo:rsid="013ad64b"/>
    </style:style>
    <style:style style:name="T145" style:family="text">
      <style:text-properties officeooo:rsid="013c17f9"/>
    </style:style>
    <style:style style:name="T146" style:family="text">
      <style:text-properties officeooo:rsid="0140fde6"/>
    </style:style>
    <style:style style:name="T147" style:family="text">
      <style:text-properties officeooo:rsid="0142f5e8"/>
    </style:style>
    <style:style style:name="T148" style:family="text">
      <style:text-properties officeooo:rsid="01477a93"/>
    </style:style>
    <style:style style:name="T149" style:family="text">
      <style:text-properties officeooo:rsid="014c72e5"/>
    </style:style>
    <style:style style:name="T150" style:family="text">
      <style:text-properties officeooo:rsid="015126c3"/>
    </style:style>
    <style:style style:name="T151" style:family="text">
      <style:text-properties officeooo:rsid="01532fcd"/>
    </style:style>
    <style:style style:name="T152"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63">después</text:span> de mucho <text:span text:style-name="T63">tiempo</text:span> sin iniciar <text:span text:style-name="T63">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1839423808" text:style-name="L1">
        <text:list-item>
          <text:p text:style-name="P122"><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61">Realizado</text:span> en la <text:span text:style-name="T62">documentación.</text:span></text:p>
      <text:p text:style-name="P20"/>
      <text:list xml:id="list205206026077869" text:continue-numbering="true" text:style-name="L1">
        <text:list-item>
          <text:p text:style-name="P127">Definir sucesión de objetivos e implementaciones a conseguir.</text:p>
        </text:list-item>
      </text:list>
      <text:list xml:id="list3684807983" text:style-name="L2">
        <text:list-item>
          <text:p text:style-name="P123"><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150"><text:span text:style-name="T17">E</text:span><text:span text:style-name="T7">xportaciones con Jaspert report.</text:span></text:p>
        </text:list-item>
        <text:list-item>
          <text:p text:style-name="P128">Dar colores a los margenes horarios</text:p>
        </text:list-item>
        <text:list-item>
          <text:p text:style-name="P151"><text:span text:style-name="T13">D</text:span><text:span text:style-name="T7">ar flexibilidad a l</text:span><text:span text:style-name="T18">os margenes de horas </text:span><text:span text:style-name="T19">y </text:span><text:span text:style-name="T20">días.</text:span></text:p>
        </text:list-item>
        <text:list-item>
          <text:p text:style-name="P150"><text:span text:style-name="T7">Gestionar </text:span><text:span text:style-name="T21">múltiples </text:span><text:span text:style-name="T7">horarios</text:span></text:p>
        </text:list-item>
        <text:list-item>
          <text:p text:style-name="P129">detectar conflictos.</text:p>
        </text:list-item>
      </text:list>
      <text:p text:style-name="P25"/>
      <text:list xml:id="list205205096309547" text:continue-list="list205206026077869" text:style-name="L1">
        <text:list-item>
          <text:p text:style-name="P130">Decisión del ciclo de vida.</text:p>
        </text:list-item>
      </text:list>
      <text:p text:style-name="P26">Realizado en la documentación.</text:p>
      <text:p text:style-name="P25"/>
      <text:p text:style-name="P25"/>
      <text:p text:style-name="P25"/>
      <text:p text:style-name="P25"/>
      <text:list xml:id="list205205710378304" text:continue-numbering="true" text:style-name="L1">
        <text:list-item>
          <text:p text:style-name="P122"><text:soft-page-break/><text:span text:style-name="T8">Elección del lenguaje de </text:span><text:span text:style-name="T9">programación.</text:span></text:p>
        </text:list-item>
      </text:list>
      <text:p text:style-name="P14">Usare Java, ya que es con el que he aprendido y conozco mejor, ade<text:span text:style-name="T68">m</text:span>as de sus apis y frameworks.</text:p>
      <text:p text:style-name="P15">Ademas de querer desarrollar una versión presentable y algo funcional del codig</text:p>
      <text:p text:style-name="P22"/>
      <text:list xml:id="list205206260529677" text:continue-numbering="true" text:style-name="L1">
        <text:list-item>
          <text:p text:style-name="P131"><text:span text:style-name="T65">Investigación y decisión de</text:span> la<text:span text:style-name="T66">s</text:span> plataforma<text:span text:style-name="T66">s</text:span> para el desarrollo </text:p>
        </text:list-item>
      </text:list>
      <text:p text:style-name="P21"><text:span text:style-name="T61">Realizado</text:span> en la <text:span text:style-name="T62">documentación.</text:span></text:p>
      <text:p text:style-name="P21"/>
      <text:list xml:id="list205204226687144" text:continue-numbering="true" text:style-name="L1">
        <text:list-item>
          <text:p text:style-name="P131"><text:span text:style-name="T64">instalación y configuración de los programas a emplear</text:span>.</text:p>
        </text:list-item>
      </text:list>
      <text:p text:style-name="P23"><text:span text:style-name="T69">Instalación de Eclipse, Dia y plugin window builder para eclipse</text:span>.</text:p>
      <text:p text:style-name="P24">No descarto instalar otros programas conforme sean necesarios</text:p>
      <text:p text:style-name="P24"/>
      <text:p text:style-name="P24"/>
      <text:list xml:id="list205205308887515" text:continue-numbering="true" text:style-name="L1">
        <text:list-item>
          <text:p text:style-name="P152"><text:span text:style-name="T59">Definir los objetos que intervienen </text:span><text:span text:style-name="T60">y sus relaciones entre ellos </text:span><text:span text:style-name="T59">en el programa.</text:span></text:p>
        </text:list-item>
      </text:list>
      <text:p text:style-name="P27"/>
      <text:p text:style-name="P27"/>
      <text:p text:style-name="P12"/>
      <text:p text:style-name="P12">6/5/2020</text:p>
      <text:p text:style-name="P12"/>
      <text:p text:style-name="P16">He buscado alguna <text:span text:style-name="T72">solución</text:span> para el <text:span text:style-name="T70">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1"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5206178989078" text:continue-numbering="true" text:style-name="L1">
        <text:list-item>
          <text:p text:style-name="P161">Definir las implementaciones y el orden de <text:span text:style-name="T67">implementación.</text:span></text:p>
        </text:list-item>
      </text:list>
      <text:p text:style-name="P30">(Copiado y pegado de la <text:span text:style-name="T84">documentación</text:span>)</text:p>
      <text:p text:style-name="P28"/>
      <text:list xml:id="list1844317130" text:style-name="L3">
        <text:list-item>
          <text:list>
            <text:list-item>
              <text:p text:style-name="P124"><text:span text:style-name="T52">D</text:span><text:span text:style-name="T53">iseño </text:span><text:span text:style-name="T54">e </text:span><text:span text:style-name="T58">implementación</text:span><text:span text:style-name="T54"> de la interfaz </text:span><text:span text:style-name="T53">de la interfaz.</text:span></text:p>
            </text:list-item>
            <text:list-item>
              <text:p text:style-name="P124"><text:span text:style-name="T55">Implementación</text:span><text:span text:style-name="T56"> de </text:span><text:span text:style-name="T57">módulos</text:span><text:span text:style-name="T56">, habitaciones, trabajadores y grupos de alumnos.</text:span></text:p>
            </text:list-item>
            <text:list-item>
              <text:p text:style-name="P148">Implementar <text:span text:style-name="T73">la interfaz d</text:span>el horario en el área de trabajo <text:span text:style-name="T75">para una semana sin flexibilidad en las horas.</text:span></text:p>
            </text:list-item>
            <text:list-item>
              <text:p text:style-name="P149">Manipular el área de trabajo.</text:p>
            </text:list-item>
            <text:list-item>
              <text:p text:style-name="P148"><text:span text:style-name="T76">Permanencia de los horarios</text:span><text:span text:style-name="T78">.</text:span></text:p>
            </text:list-item>
            <text:list-item>
              <text:p text:style-name="P124"><text:span text:style-name="T44">Incorporar</text:span><text:span text:style-name="T45"> J</text:span><text:span text:style-name="T46">asper </text:span><text:span text:style-name="T47">R</text:span><text:span text:style-name="T46">eport.</text:span></text:p>
            </text:list-item>
          </text:list>
        </text:list-item>
      </text:list>
      <text:p text:style-name="P103"/>
      <text:p text:style-name="P104"><text:tab/>1.0 Revisión funcionalidad mínima.</text:p>
      <text:p text:style-name="P106"/>
      <text:p text:style-name="P106"><text:span text:style-name="T79">-</text:span><text:span text:style-name="T80">El segundo</text:span><text:span text:style-name="T81"> conjunto de versiones </text:span><text:span text:style-name="T82">y en adelante, </text:span><text:span text:style-name="T81">se centrara</text:span><text:span text:style-name="T83">n</text:span><text:span text:style-name="T81"> en mejorar la funcionalidad y potenciar las capacidades del programa.</text:span></text:p>
      <text:p text:style-name="P106"><text:tab/></text:p>
      <text:p text:style-name="P107"><text:tab/>1.1 Flexibilidad en las horas.</text:p>
      <text:p text:style-name="P106"><text:span text:style-name="T74"><text:tab/>1.2 </text:span>Uso de varios horarios.</text:p>
      <text:p text:style-name="P109"><text:span text:style-name="T48"><text:tab/>1.3 </text:span><text:span text:style-name="T49">Flexibilidad</text:span><text:span text:style-name="T50"> de </text:span><text:span text:style-name="T51">días.</text:span></text:p>
      <text:p text:style-name="P108"><text:tab/>1.4 Avisos de conflictos de tiempo, personas, y habitaciones.</text:p>
      <text:p text:style-name="P106"/>
      <text:p text:style-name="P105"><text:tab/>2.0 Revisión funcionalidad mejorada.</text:p>
      <text:p text:style-name="P106"/>
      <text:p text:style-name="P32"><text:tab/>1.1 Generación de horarios según el interesado.</text:p>
      <text:p text:style-name="P28"/>
      <text:p text:style-name="P28"/>
      <text:list xml:id="list205204703153366" text:continue-list="list205206178989078" text:style-name="L1">
        <text:list-item>
          <text:p text:style-name="P162"><text:span text:style-name="T71">Estudiar el </text:span>siguiente tema de <text:span text:style-name="T67">actualización.</text:span></text:p>
        </text:list-item>
      </text:list>
      <text:p text:style-name="P29"/>
      <text:p text:style-name="P33"><text:tab/>0,1Diseño e implementación de la interfaz de la interfaz.</text:p>
      <text:p text:style-name="P29"/>
      <text:p text:style-name="P31"><text:span text:style-name="T85">Análisis</text:span>:</text:p>
      <text:p text:style-name="P31"><text:tab/>elementos en la interfaz:</text:p>
      <text:p text:style-name="P31"/>
      <text:list xml:id="list223253143" text:style-name="L4">
        <text:list-item>
          <text:p text:style-name="P125"><text:span text:style-name="T26">Área</text:span><text:span text:style-name="T22"> de trabajo</text:span></text:p>
          <text:list>
            <text:list-item>
              <text:p text:style-name="P153"><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154"><text:span text:style-name="T29">H</text:span><text:span text:style-name="T7">orario</text:span></text:p>
            </text:list-item>
          </text:list>
        </text:list-item>
      </text:list>
      <text:p text:style-name="P34"/>
      <text:list xml:id="list205205304037448" text:continue-numbering="true" text:style-name="L4">
        <text:list-item>
          <text:p text:style-name="P155"><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156"><text:span text:style-name="T23">B</text:span><text:span text:style-name="T7">otones para añadir y quitar estos elementos.</text:span></text:p>
            </text:list-item>
          </text:list>
        </text:list-item>
      </text:list>
      <text:p text:style-name="P35"/>
      <text:p text:style-name="P112"><text:span text:style-name="T23"><text:tab/></text:span><text:span text:style-name="T36">Otras </text:span><text:span text:style-name="T31">V</text:span><text:span text:style-name="T24">entanas:</text:span></text:p>
      <text:list xml:id="list1396417098" text:style-name="L5">
        <text:list-item>
          <text:p text:style-name="P157"><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158"><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13"><text:span text:style-name="T23"><text:tab/>M</text:span><text:span text:style-name="T7">enu bar</text:span></text:p>
      <text:list xml:id="list449252265" text:style-name="L6">
        <text:list-item>
          <text:p text:style-name="P132">Archivo</text:p>
          <text:list>
            <text:list-item>
              <text:p text:style-name="P132">abrir</text:p>
            </text:list-item>
            <text:list-item>
              <text:p text:style-name="P132">Guardar</text:p>
            </text:list-item>
            <text:list-item>
              <text:p text:style-name="P132">Guardar como:</text:p>
            </text:list-item>
            <text:list-item>
              <text:p text:style-name="P132">exportar</text:p>
            </text:list-item>
            <text:list-item>
              <text:p text:style-name="P133">(mas?)</text:p>
            </text:list-item>
          </text:list>
        </text:list-item>
      </text:list>
      <text:p text:style-name="P37"/>
      <text:list xml:id="list205205996792353" text:continue-numbering="true" text:style-name="L6">
        <text:list-item>
          <text:p text:style-name="P159"><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16">8/5/2020</text:p>
      <text:p text:style-name="P39">Diseño de la interfaz:</text:p>
      <text:p text:style-name="P40">tendrá un aspecto parecido a este:</text:p>
      <text:p text:style-name="P40"><draw:frame draw:style-name="fr2"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87">suspensión</text:span> de las practicas,</text:p>
      <text:p text:style-name="P41">como voy a añadirle el grupo de alumnos y la <text:span text:style-name="T87">habitación</text:span> <text:span text:style-name="T86">he pensado que unas pestañas es la mejor opción </text:span></text:p>
      <text:p text:style-name="P42"><draw:frame draw:style-name="fr3" draw:name="Imagen3" text:anchor-type="paragraph" svg:x="3.447cm" svg:y="0.695cm" svg:width="9.611cm" svg:height="6.154cm" draw:z-index="2"><draw:image xlink:href="Pictures/10000201000002880000019F8BEDB208A4EEA756.png" xlink:type="simple" xlink:show="embed" xlink:actuate="onLoad" loext:mime-type="image/png"/></draw:frame><text:span text:style-name="T89">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108101629" text:style-name="L7">
        <text:list-item>
          <text:p text:style-name="P134">Definiendo las ventanas:</text:p>
        </text:list-item>
      </text:list>
      <text:p text:style-name="P43">Primero tengo que definir el contenido de las ventanas:</text:p>
      <text:p text:style-name="P45">La interfaz principal ya esta diseñada.</text:p>
      <text:p text:style-name="P46">Las interfaces <text:span text:style-name="T89">para generar</text:span> tienen que contener lo siguiente:</text:p>
      <text:p text:style-name="P46"/>
      <text:p text:style-name="P46">Alumnos:</text:p>
      <text:list xml:id="list3437886005" text:style-name="L8">
        <text:list-item>
          <text:p text:style-name="P135"><text:span text:style-name="T88">N</text:span>ombre</text:p>
        </text:list-item>
        <text:list-item>
          <text:p text:style-name="P135"><text:span text:style-name="T88">A</text:span>pellido 1</text:p>
        </text:list-item>
        <text:list-item>
          <text:p text:style-name="P135"><text:span text:style-name="T88">A</text:span>pellido 2</text:p>
        </text:list-item>
        <text:list-item>
          <text:p text:style-name="P136"><text:span text:style-name="T88">C</text:span>urso</text:p>
        </text:list-item>
      </text:list>
      <text:p text:style-name="P45"/>
      <text:p text:style-name="P47">Docente</text:p>
      <text:list xml:id="list1669531500" text:style-name="L9">
        <text:list-item>
          <text:p text:style-name="P137">Nombre</text:p>
        </text:list-item>
        <text:list-item>
          <text:p text:style-name="P137">Apellido <text:span text:style-name="T90">1</text:span></text:p>
        </text:list-item>
        <text:list-item>
          <text:p text:style-name="P138">Apellido 2</text:p>
        </text:list-item>
        <text:list-item>
          <text:p text:style-name="P137">Especialidad</text:p>
        </text:list-item>
      </text:list>
      <text:p text:style-name="P47"/>
      <text:p text:style-name="P48">Asignatura</text:p>
      <text:list xml:id="list3343208569" text:style-name="L10">
        <text:list-item>
          <text:p text:style-name="P139">Nombre</text:p>
        </text:list-item>
      </text:list>
      <text:p text:style-name="P48"/>
      <text:p text:style-name="P49">Habitación</text:p>
      <text:list xml:id="list1878169210" text:style-name="L11">
        <text:list-item>
          <text:p text:style-name="P140">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91">Especialidad</text:span></text:p>
      <text:p text:style-name="P51"/>
      <text:p text:style-name="P51"><text:soft-page-break/></text:p>
      <text:p text:style-name="P52"><draw:frame draw:style-name="fr3"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93">genérica</text:span> <text:span text:style-name="T92">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94">(</text:span>con <text:span text:style-name="T94">el texto de </text:span>la cadena introducida<text:span text:style-name="T94">) como cantidad se haya invocado.</text:span></text:p>
      <text:p text:style-name="P57">En su primera version quedan apelotonados, más adelante mirare de solucionarlo</text:p>
      <text:p text:style-name="P57"/>
      <text:p text:style-name="P57"><draw:frame draw:style-name="fr4"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96">instanciar la clase H</text:span>abitacion (el que estoy usando para pruebas y avanzar) como crearlo y notificar al controlador, <text:span text:style-name="T97">más adelante mirare como reducir el código que genere en este punto de la clase.</text:span></text:p>
      <text:p text:style-name="P58"/>
      <text:p text:style-name="P58"><text:span text:style-name="T98">JButton </text:span><text:span text:style-name="T101">button</text:span><text:span text:style-name="T98"> = </text:span><text:span text:style-name="T102">new</text:span><text:span text:style-name="T98"> JButton(</text:span><text:span text:style-name="T105">"A\u00F1adir"</text:span><text:span text:style-name="T98">);</text:span></text:p>
      <text:p text:style-name="P118"><text:span text:style-name="T98"><text:tab/><text:tab/></text:span><text:span text:style-name="T101">button</text:span><text:span text:style-name="T98">.addActionListener(</text:span><text:span text:style-name="T102">new</text:span><text:span text:style-name="T98"> ActionListener() {</text:span></text:p>
      <text:p text:style-name="P118"><text:span text:style-name="T98"><text:tab/><text:tab/><text:tab/></text:span><text:span text:style-name="T102">public</text:span><text:span text:style-name="T98"> </text:span><text:span text:style-name="T102">void</text:span><text:span text:style-name="T98"> actionPerformed(ActionEvent </text:span><text:span text:style-name="T101">arg0</text:span><text:span text:style-name="T98">) {</text:span></text:p>
      <text:p text:style-name="P120"><text:tab/><text:tab/><text:tab/><text:tab/></text:p>
      <text:p text:style-name="P120"><text:tab/><text:tab/><text:tab/><text:tab/></text:p>
      <text:p text:style-name="P120"><text:tab/><text:tab/><text:tab/><text:tab/></text:p>
      <text:p text:style-name="P118"><text:span text:style-name="T98"><text:tab/><text:tab/><text:tab/><text:tab/></text:span><text:span text:style-name="T106">//</text:span><text:span text:style-name="T108">TODO</text:span><text:span text:style-name="T106"> </text:span><text:span text:style-name="T107">encontrar</text:span><text:span text:style-name="T106"> </text:span><text:span text:style-name="T107">una</text:span><text:span text:style-name="T106"> </text:span><text:span text:style-name="T107">solucin</text:span><text:span text:style-name="T106"> </text:span><text:span text:style-name="T107">mejor</text:span><text:span text:style-name="T106"> </text:span><text:span text:style-name="T107">que</text:span><text:span text:style-name="T106"> </text:span><text:span text:style-name="T107">este</text:span><text:span text:style-name="T106"> </text:span><text:span text:style-name="T107">swich</text:span><text:span text:style-name="T106"> case </text:span><text:span text:style-name="T107">aqui</text:span></text:p>
      <text:p text:style-name="P118"><text:span text:style-name="T98"><text:tab/><text:tab/><text:tab/><text:tab/></text:span><text:span text:style-name="T102">switch</text:span><text:span text:style-name="T98"> (</text:span><text:span text:style-name="T101">titulo</text:span><text:span text:style-name="T98">) {</text:span></text:p>
      <text:p text:style-name="P118"><text:span text:style-name="T98"><text:tab/><text:tab/><text:tab/><text:tab/></text:span><text:span text:style-name="T102">case</text:span><text:span text:style-name="T98"> </text:span><text:span text:style-name="T105">"Habitaciones"</text:span><text:span text:style-name="T98">:</text:span></text:p>
      <text:p text:style-name="P118"><text:span text:style-name="T98"><text:tab/><text:tab/><text:tab/><text:tab/><text:tab/>String[] </text:span><text:span text:style-name="T101">inputs</text:span><text:span text:style-name="T98"> = {</text:span><text:span text:style-name="T105">"hola"</text:span><text:span text:style-name="T98">, </text:span><text:span text:style-name="T105">"mundo"</text:span><text:span text:style-name="T98">, </text:span><text:span text:style-name="T105">"2"</text:span><text:span text:style-name="T98">};</text:span></text:p>
      <text:p text:style-name="P118"><text:span text:style-name="T98"><text:tab/><text:tab/><text:tab/><text:tab/><text:tab/>InputPopup </text:span><text:span text:style-name="T101">inputsVentana</text:span><text:span text:style-name="T98"> = </text:span><text:span text:style-name="T102">new</text:span><text:span text:style-name="T98"> InputPopup(</text:span><text:span text:style-name="T101">framePadre</text:span><text:span text:style-name="T98">, </text:span><text:span text:style-name="T102">true</text:span><text:span text:style-name="T98">, </text:span><text:span text:style-name="T101">inputs</text:span><text:span text:style-name="T98">);</text:span></text:p>
      <text:p text:style-name="P120"><text:tab/><text:tab/><text:tab/><text:tab/><text:tab/></text:p>
      <text:p text:style-name="P118"><text:span text:style-name="T98"><text:tab/><text:tab/><text:tab/><text:tab/><text:tab/></text:span><text:span text:style-name="T106">//</text:span><text:span text:style-name="T107">si</text:span><text:span text:style-name="T106"> el </text:span><text:span text:style-name="T107">usuario</text:span><text:span text:style-name="T106"> a </text:span><text:span text:style-name="T107">pulsado</text:span><text:span text:style-name="T106"> </text:span><text:span text:style-name="T107">ok</text:span><text:span text:style-name="T106"> o </text:span><text:span text:style-name="T107">intro</text:span></text:p>
      <text:p text:style-name="P118"><text:span text:style-name="T98"><text:tab/><text:tab/><text:tab/><text:tab/><text:tab/></text:span><text:span text:style-name="T102">if</text:span><text:span text:style-name="T98"> (</text:span><text:span text:style-name="T101">inputsVentana</text:span><text:span text:style-name="T98">.</text:span><text:span text:style-name="T109">isAcepted</text:span><text:span text:style-name="T98">) {</text:span></text:p>
      <text:p text:style-name="P120"><text:tab/><text:tab/><text:tab/><text:tab/><text:tab/><text:tab/></text:p>
      <text:p text:style-name="P120"><text:tab/><text:tab/><text:tab/><text:tab/><text:tab/>}</text:p>
      <text:p text:style-name="P120"><text:tab/><text:tab/><text:tab/><text:tab/><text:tab/></text:p>
      <text:p text:style-name="P118"><text:span text:style-name="T98"><text:tab/><text:tab/><text:tab/><text:tab/><text:tab/></text:span><text:span text:style-name="T106">/*String[] </text:span><text:span text:style-name="T107">entradas</text:span><text:span text:style-name="T106"> = inputsVentana.getData();</text:span></text:p>
      <text:p text:style-name="P118"><text:span text:style-name="T106"><text:tab/><text:tab/><text:tab/><text:tab/><text:tab/>for (String input : </text:span><text:span text:style-name="T107">entradas</text:span><text:span text:style-name="T106"> ) {</text:span></text:p>
      <text:p text:style-name="P121"><text:tab/><text:tab/><text:tab/><text:tab/><text:tab/><text:tab/>System.out.println(input);</text:p>
      <text:p text:style-name="P121"><text:tab/><text:tab/><text:tab/><text:tab/><text:tab/><text:tab/></text:p>
      <text:p text:style-name="P121"><text:tab/><text:tab/><text:tab/><text:tab/><text:tab/>}*/</text:p>
      <text:p text:style-name="P120"><text:tab/><text:tab/><text:tab/><text:tab/><text:tab/></text:p>
      <text:p text:style-name="P118"><text:span text:style-name="T98"><text:tab/><text:tab/><text:tab/><text:tab/><text:tab/></text:span><text:span text:style-name="T102">break</text:span><text:span text:style-name="T98">;</text:span></text:p>
      <text:p text:style-name="P119"/>
      <text:p text:style-name="P118"><text:span text:style-name="T98"><text:tab/><text:tab/><text:tab/><text:tab/></text:span><text:span text:style-name="T102">default</text:span><text:span text:style-name="T98">:</text:span></text:p>
      <text:p text:style-name="P118"><text:span text:style-name="T98"><text:tab/><text:tab/><text:tab/><text:tab/><text:tab/>System.</text:span><text:span text:style-name="T110">out</text:span><text:span text:style-name="T98">.println(</text:span><text:span text:style-name="T105">"--------ERROR:Titulo no encontrado"</text:span><text:span text:style-name="T98">);</text:span></text:p>
      <text:p text:style-name="P118"><text:span text:style-name="T98"><text:tab/><text:tab/><text:tab/><text:tab/><text:tab/></text:span><text:span text:style-name="T102">break</text:span><text:span text:style-name="T98">;</text:span></text:p>
      <text:p text:style-name="P120"><text:tab/><text:tab/><text:tab/><text:tab/>}</text:p>
      <text:p text:style-name="P120"><text:tab/><text:tab/><text:tab/><text:tab/></text:p>
      <text:p text:style-name="P120"><text:tab/><text:tab/><text:tab/><text:tab/></text:p>
      <text:p text:style-name="P120"><text:tab/><text:tab/><text:tab/>}</text:p>
      <text:p text:style-name="P114"><text:tab/><text:tab/>});</text:p>
      <text:p text:style-name="P58"/>
      <text:p text:style-name="P58">He buscado como crear un evento <text:span text:style-name="T95">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12">realizando diagrama</text:span></text:p>
      <text:p text:style-name="P62"/>
      <text:p text:style-name="P63"><text:span text:style-name="T113">E</text:span>stoy añadiendo la parte de la vista al diagrama de objetos </text:p>
      <text:p text:style-name="P62"><draw:frame draw:style-name="fr3"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5"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14">desde el controlador</text:span></text:p>
      <text:p text:style-name="P65"/>
      <text:p text:style-name="P67">Al mover la llamada al dialogo (InpuPopup) al ControladorInterfaz este tenia que ser static por lo que he añadido getFrame a la clase interfaz para el modal de este. <text:span text:style-name="T115">Asimismo he creado una excepción por si el usuario no acepta el dialogo, de esta manera creo que puedo cancelar la acción de añadir el objeto.</text:span></text:p>
      <text:p text:style-name="P67"/>
      <text:p text:style-name="P68"><draw:frame draw:style-name="fr6"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17">Una vez reorganizado a quedado <text:span text:style-name="T116">así</text:span>:</text:p>
      <text:p text:style-name="P70"><draw:frame draw:style-name="fr7"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19">código</text:span> para poder ver por donde ira el <text:span text:style-name="T119">código</text:span>, me doy cuenta que no he hecho el evento <text:span text:style-name="T117">de AniadirObjeto </text:span></text:p>
      <text:p text:style-name="P71"/>
      <text:p text:style-name="P72">La primera idea es hacerlo sobre la clase ControladorInterfaz, <text:span text:style-name="T118">pero he considerado que es mejor hacerlo en una clase aparte.</text:span></text:p>
      <text:p text:style-name="P73">Ademas tengo que mirar como pasar información de ListaTargetas a al evento y recogerla <text:span text:style-name="T120">en el controaldor</text:span></text:p>
      <text:p text:style-name="P110"><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21"> </text:span></text:p>
      <text:p text:style-name="P73">Ya he realizado la primera <text:span text:style-name="T122">versión</text:span> de ColeccionEventosInterfaz, queda: <text:span text:style-name="T123">ver como se recoge el evento y como pasar información.</text:span></text:p>
      <text:p text:style-name="P73"/>
      <text:p text:style-name="P74">He experimentado como funciona el <text:span text:style-name="T125">código</text:span> del evento y he llegado <text:span text:style-name="T124">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4169887849" text:style-name="L12">
        <text:list-item>
          <text:p text:style-name="P141">saber que ListaTarjetas es la que ha lanzado el evento</text:p>
        </text:list-item>
        <text:list-item>
          <text:p text:style-name="P141">Los datos que ha introducido</text:p>
        </text:list-item>
      </text:list>
      <text:p text:style-name="P76"/>
      <text:p text:style-name="P78">Usare <text:span text:style-name="T126">la clase</text:span> Map con el siguiente esquema:</text:p>
      <text:list xml:id="list2418089012" text:style-name="L13">
        <text:list-item>
          <text:p text:style-name="P142">instancia de listaTarjeta que ha lanzado el evento</text:p>
        </text:list-item>
        <text:list-item>
          <text:p text:style-name="P142">String array de los valores que pase</text:p>
        </text:list-item>
      </text:list>
      <text:p text:style-name="P78"/>
      <text:p text:style-name="P78"/>
      <text:p text:style-name="P78"/>
      <text:p text:style-name="P80">Estoy <text:span text:style-name="T131">haciendo</text:span> el <text:span text:style-name="T131">código</text:span> para pasar la instancia de <text:span text:style-name="T132">H</text:span>abitacion creada pero me da un problema en el cast</text:p>
      <text:p text:style-name="P79"/>
      <text:p text:style-name="P79"><text:span text:style-name="T103">switch</text:span><text:span text:style-name="T98"> ( ((ListaTargetas) </text:span><text:span text:style-name="T101">data</text:span><text:span text:style-name="T98">.get(</text:span><text:span text:style-name="T105">"ListaTarjeta"</text:span><text:span text:style-name="T98">)).getTitulo() ) {</text:span></text:p>
      <text:p text:style-name="P118"><text:span text:style-name="T98"><text:tab/><text:tab/></text:span><text:span text:style-name="T102">case</text:span><text:span text:style-name="T98"> </text:span><text:span text:style-name="T105">"Habitaciones"</text:span><text:span text:style-name="T98">:</text:span></text:p>
      <text:p text:style-name="P118"><text:span text:style-name="T98"><text:tab/><text:tab/><text:tab/>CrearHabitacion( (String[]) </text:span><text:span text:style-name="T101">data</text:span><text:span text:style-name="T98">.get(</text:span><text:span text:style-name="T105">"Datos"</text:span><text:span text:style-name="T98">) );</text:span></text:p>
      <text:p text:style-name="P118"><text:span text:style-name="T98"><text:tab/><text:tab/><text:tab/></text:span><text:span text:style-name="T109">colHabitaciones</text:span><text:span text:style-name="T98">.get( </text:span><text:span text:style-name="T109">colHabitaciones</text:span><text:span text:style-name="T98">.size() );</text:span></text:p>
      <text:p text:style-name="P118"><text:span text:style-name="T98"><text:tab/><text:tab/><text:tab/></text:span><text:span text:style-name="T102">break</text:span><text:span text:style-name="T98">;</text:span></text:p>
      <text:p text:style-name="P119"/>
      <text:p text:style-name="P118"><text:span text:style-name="T98"><text:tab/><text:tab/></text:span><text:span text:style-name="T102">default</text:span><text:span text:style-name="T98">:</text:span></text:p>
      <text:p text:style-name="P118"><text:span text:style-name="T98"><text:tab/><text:tab/><text:tab/></text:span><text:span text:style-name="T102">break</text:span><text:span text:style-name="T98">;</text:span></text:p>
      <text:p text:style-name="P79"><text:span text:style-name="T98"><text:tab/><text:tab/></text:span><text:span text:style-name="T99">}</text:span></text:p>
      <text:p text:style-name="P115"/>
      <text:p text:style-name="P79"><text:span text:style-name="T127">Exception in thread "AWT-EventQueue-0" </text:span><text:span text:style-name="T128">java.lang.ClassCastException</text:span><text:span text:style-name="T127">: class vista.elemetos.ListaTargetas$1 cannot be cast to class vista.elemetos.ListaTargetas (vista.elemetos.ListaTargetas$1 and vista.elemetos.ListaTargetas are in unnamed module of loader 'app')</text:span></text:p>
      <text:p text:style-name="P79"/>
      <text:p text:style-name="P81">Aniado: </text:p>
      <text:p text:style-name="P111"><text:span text:style-name="T38"><text:tab/>data es un </text:span><text:span text:style-name="T100">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30">me toca modificar un poco lo de getTitulo() </text:span></text:p>
      <text:p text:style-name="P83">Ha funcionado el cambio a <text:span text:style-name="T129"><text:s/></text:span><text:span text:style-name="T100">Map&lt;String, String[]&gt;</text:span><text:span text:style-name="T129">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34">información</text:span> grafica y que sea <text:span text:style-name="T133">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38">me centrare</text:span> en mostrar primero dicho objeto por pantalla. <text:span text:style-name="T139">B</text:span>uscando donde poner un <text:span text:style-name="T137">método</text:span> para que indique a los ListaTarjetas que tienen que añadir un objeto, <text:span text:style-name="T135">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36">l</text:span>a<text:span text:style-name="T136">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40">en ControaldorInterfaz </text:span></text:p>
      <text:p text:style-name="P91"><text:span text:style-name="T104">public</text:span><text:span text:style-name="T100"> </text:span><text:span text:style-name="T104">static</text:span><text:span text:style-name="T100"> Interfaz </text:span><text:span text:style-name="T111">interfaz</text:span><text:span text:style-name="T100"> = </text:span><text:span text:style-name="T104">new</text:span><text:span text:style-name="T100"> Interfaz();</text:span> </text:p>
      <text:p text:style-name="P93"/>
      <text:p text:style-name="P94"><draw:frame draw:style-name="fr3"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41">prefiero antes un método, y creo que el problema es como inicializo los controladores</text:span>, <text:span text:style-name="T141">aun así ya entra el objeto InfoPanel a Listatarjetas y se muestra en pantalla</text:span></text:p>
      <text:p text:style-name="P95"><text:soft-page-break/><text:span text:style-name="T142">E</text:span>n la imagen <text:span text:style-name="T143">anterior</text:span> he creado tres objetos <text:span text:style-name="T143">H</text:span>abitacion para ver como se comportaban <text:span text:style-name="T142">en ListaTarjetas</text:span></text:p>
      <text:p text:style-name="P96">La <text:span text:style-name="T143">colocación</text:span> creo que es por el layout de ListaTargetas, ademas de usar un scroll el cual no controlo bien.</text:p>
      <text:p text:style-name="P96"/>
      <text:p text:style-name="P96">Por el momento voy a buscar porque no se muestra información en las <text:span text:style-name="T143">tarjetas.</text:span></text:p>
      <text:p text:style-name="P97">El motivo era que no llamaba a la función que creaba los JLabels InfoPanel.</text:p>
      <text:p text:style-name="P94"/>
      <text:p text:style-name="P94"><draw:frame draw:style-name="fr4"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45">Acabo</text:span> de darme cuenta que he de modificar la llamada a InfoPopup y cambiar <text:span text:style-name="T144">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46">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47">para controlar que alumnos hay en que grupo y como añadirlos</text:span></text:p>
      <text:p text:style-name="P101"/>
      <text:p text:style-name="P102">Por el momento y para llegar a realizar la interfaz, no haré un gestor para los alumnos, <text:span text:style-name="T148">si veo que no es necesario.</text:span></text:p>
      <text:p text:style-name="P102"/>
      <text:p text:style-name="P144">Lo siguiente que quiero es poder eliminar estos objetos creados, para ello ya intente <text:span text:style-name="T149">usar el foco en sobre un Jpanel pero no me funciono o no se como usarlo y decidí crear una clase que generara radioButtons en una categoría concreta y usarlos como seleccionador, como apaño</text:span></text:p>
      <text:p text:style-name="P144"><text:span text:style-name="T77"/></text:p>
      <text:p text:style-name="P144"><text:span text:style-name="T77"/></text:p>
      <text:p text:style-name="P163"><draw:frame draw:style-name="fr8" draw:name="Imagen12" text:anchor-type="paragraph" svg:x="11.218cm" svg:y="0cm" svg:width="5.526cm" svg:height="6.944cm" draw:z-index="11"><draw:image xlink:href="Pictures/10000201000001340000018330877898735E6CFE.png" xlink:type="simple" xlink:show="embed" xlink:actuate="onLoad" loext:mime-type="image/x-vclgraphic"/></draw:frame>Por el momento esta funcionando, he invocado una vez la clase ControlRadioButton, <text:span text:style-name="T150">pero ListaTarjetas es invocada 4 veces por la clase interfaz, la selección de los radiobuttons no se mezcla, mi preocupación era que tener que crear 4 instancias de ControlRadioButton y separarlas en la misma clase</text:span></text:p>
      <text:p text:style-name="P145"/>
      <text:p text:style-name="P146">Mi siguiente paso va a ser el <text:span text:style-name="T151">botón</text:span> de eliminar, para el cual intentare <text:span text:style-name="T151">usar el radiobuton.</text:span></text:p>
      <text:p text:style-name="P147"/>
      <text:p text:style-name="P147">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46"/>
      <text:p text:style-name="P126"><text:span text:style-name="T42">Experimentando en otro proyecto pequeño me he dado cuenta de que puedo usar el elvento </text:span><text:span text:style-name="T152">mouseClicked</text:span><text:span text:style-name="T42"> para obtener el elemento seleccionado</text:span></text:p>
      <text:p text:style-name="P126"><text:span text:style-name="T42"/></text:p>
      <text:p text:style-name="P126"><text:span text:style-name="T42"/></text:p>
      <text:p text:style-name="P126"><text:span text:style-name="T42"/></text:p>
      <text:p text:style-name="P160"><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15T20:52:04.049870764</dc:date>
    <meta:editing-duration>P1DT10H29M</meta:editing-duration>
    <meta:editing-cycles>304</meta:editing-cycles>
    <meta:document-statistic meta:table-count="0" meta:image-count="12" meta:object-count="0" meta:page-count="15" meta:paragraph-count="209" meta:word-count="2274" meta:character-count="14072" meta:non-whitespace-character-count="11848"/>
  </office:meta>
</office:document-meta>
</file>